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5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office:value-type="string" calcext:value-type="string">
            <text:p>bda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cnt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/>
          <table:table-cell table:style-name="ce2" office:value-type="string" calcext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office:value-type="string" calcext:value-type="string">
            <text:p>bti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5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2" office:value-type="string" calcext:value-type="string">
            <text:p>ulg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ulg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4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sum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cnt</text:p>
          </table:table-cell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1</text:p>
          </table:table-cell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1-4</text:p>
          </table:table-cell>
          <table:table-cell office:value-type="string" calcext:value-type="string">
            <text:p>pin1;pin1;pin1;pin1</text:p>
          </table:table-cell>
          <table:table-cell table:number-columns-repeated="1021"/>
        </table:table-row>
        <table:table-row table:style-name="ro2" table:number-rows-repeated="1048321">
          <table:table-cell table:number-columns-repeated="1023"/>
        </table:table-row>
        <table:table-row table:style-name="ro2" table:number-rows-repeated="195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E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.00.0000</text:date>, <text:time style:data-style-name="N2" text:time-value="20:34:01.5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8T20:34:13.526000000</dc:date>
    <meta:editing-duration>P19DT13H49M59S</meta:editing-duration>
    <meta:editing-cycles>82</meta:editing-cycles>
    <meta:generator>LibreOffice/4.2.6.3$Windows_x86 LibreOffice_project/3fd416d4c6db7d3204c17ce57a1d70f6e531ee21</meta:generator>
    <meta:document-statistic meta:table-count="1" meta:cell-count="180" meta:object-count="0"/>
  </office:meta>
</office:document-meta>
</file>